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96b12" officeooo:paragraph-rsid="00096b12"/>
    </style:style>
    <style:style style:name="P2" style:family="paragraph" style:parent-style-name="Text_20_body">
      <style:text-properties officeooo:rsid="00096b12" officeooo:paragraph-rsid="000b85a4"/>
    </style:style>
    <style:style style:name="P3" style:family="paragraph" style:parent-style-name="Title">
      <style:text-properties officeooo:rsid="00096b12" officeooo:paragraph-rsid="00096b12"/>
    </style:style>
    <style:style style:name="T1" style:family="text">
      <style:text-properties officeooo:rsid="000ae046"/>
    </style:style>
    <style:style style:name="T2" style:family="text">
      <style:text-properties officeooo:rsid="000b85a4"/>
    </style:style>
    <style:style style:name="T3" style:family="text">
      <style:text-properties officeooo:rsid="000c6f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äyttöohje</text:p>
      <text:p text:style-name="P1"/>
      <text:p text:style-name="P2">Käyttäminen on simppeliä: seuraat vain ohjeita, jotka kone antaa. Ensimmäisenä valitaan kieli, joka pitää muistaa kirjoittaa niin kuin kone pyytää, Fi suomelle ja En englannille. Sitten kysytään nimen pituutta, joka voi olla mikä tahansa positiivinen kokonaisluku. <text:span text:style-name="T1">Jos näin ei ole, kysytään uudestaan. Sitten kysytään markovin ketjun pituutta, ja annetaan suositukset. </text:span><text:span text:style-name="T2">Tähänkin käy mikä tahansta positiivinen kokonaisluku. Sen jälkeen ohjelman luo ja tulostaa nimet ja kysyy, haluatko lisää nimiä, jolloin se kysyy uudet pituudet ja nimille ja ketjuille.</text:span></text:p>
      <text:p text:style-name="P2"/>
      <text:p text:style-name="P2"><text:span text:style-name="T2">Kun ohjelma on kysynyt tarvittavat tiedot, se valmistaa puun haluttujen tietojen perusteella, eli käy datan läpi ja muodostaa puun (Voisi nopeuttaa tekemällä useampia teidostoja joissa puut luotu valmiiksi eri markovin ketjujen mukaan</text:span><text:span text:style-name="T1"> </text:span><text:span text:style-name="T2">niin, että ei tarvitse joka kerta luoda puuta uudestaan) tässä puussa sitten nimeäjä kulkee ja muodstaa sanoja todennäköisyyksien mukaan lisäämällä aina yksittäisen kirjaimen haluttuun sanaan sen kahden viimeisimmän kirjaimen perusteella. Tätä kirjainten lisäystä tehdään, kunnes </text:span><text:span text:style-name="T3">nime</text:span><text:span text:style-name="T2">n pituus on tullut täyteen, tai tullan tilanteeseen, jossa merkkijono on käytössä vain </text:span><text:span text:style-name="T3">nimi</text:span><text:span text:style-name="T2">en lopussa (Esim -jö), </text:span><text:span text:style-name="T3">jolloin palautetaan muodostunut nimi.</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7T13:27:21.862825848</meta:creation-date>
    <dc:date>2022-10-27T16:02:05.467741724</dc:date>
    <meta:editing-duration>PT1H33M42S</meta:editing-duration>
    <meta:editing-cycles>1</meta:editing-cycles>
    <meta:document-statistic meta:table-count="0" meta:image-count="0" meta:object-count="0" meta:page-count="1" meta:paragraph-count="3" meta:word-count="166" meta:character-count="1234" meta:non-whitespace-character-count="1071"/>
    <meta:generator>LibreOffice/7.3.6.2$Linux_X86_64 LibreOffice_project/30$Build-2</meta:generator>
  </office:meta>
</office:document-meta>
</file>